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Fira Sans" svg:font-family="Fira Sans"/>
  </office:font-face-decls>
  <office:automatic-styles>
    <style:style style:family="paragraph" style:name="P3">
      <style:paragraph-properties fo:margin-bottom="3pt" fo:margin-left="2.25pt" fo:margin-right="0pt" fo:margin-top="0pt" fo:text-indent="0pt"/>
    </style:style>
    <style:style style:family="paragraph" style:name="P2">
      <style:paragraph-properties fo:margin-bottom="10.5pt" fo:margin-left="16.5pt" fo:margin-right="16.5pt" fo:margin-top="10.5pt" fo:text-indent="0pt"/>
    </style:style>
    <style:style style:family="paragraph" style:master-page-name="Standard" style:name="P1">
      <style:paragraph-properties fo:margin-bottom="0pt" fo:margin-left="0pt" fo:margin-right="0pt" fo:margin-top="0pt" fo:text-indent="0pt"/>
    </style:style>
    <style:style style:family="text" style:name="T4">
      <style:text-properties fo:background-color="#5B7164" fo:color="#494949" fo:font-family="Fira Sans" fo:font-size="13.5pt" fo:font-style="normal" fo:font-weight="normal" fo:letter-spacing="0pt" fo:text-transform="none" style:font-name="Fira Sans" style:font-size-asian="13.5pt" style:font-size-complex="13.5pt" style:font-style-asian="normal" style:font-style-complex="normal" style:font-weight-asian="normal" style:font-weight-complex="normal">
        <co:background-theme-color>
          <value>
            <rgba>5B716426</rgba>
          </value>
        </co:background-theme-color>
        <co:theme-color>
          <value>
            <rgba>494949FF</rgba>
          </value>
        </co:theme-color>
      </style:text-properties>
    </style:style>
    <style:style style:family="text" style:name="T5">
      <style:text-properties fo:background-color="#5B7164" fo:color="#555551" fo:font-family="Fira Sans" fo:font-size="12pt" fo:font-style="normal" fo:font-weight="bold" fo:letter-spacing="0pt" fo:text-transform="none" style:font-name="Fira Sans" style:font-size-asian="12pt" style:font-size-complex="12pt" style:font-style-asian="normal" style:font-style-complex="normal" style:font-weight-asian="bold" style:font-weight-complex="bold">
        <co:background-theme-color>
          <value>
            <rgba>5B716426</rgba>
          </value>
        </co:background-theme-color>
        <co:theme-color>
          <value>
            <rgba>555551FF</rgba>
          </value>
        </co:theme-color>
      </style:text-properties>
    </style:style>
    <style:style style:family="text" style:name="T3">
      <style:text-properties fo:background-color="#5B7164" fo:color="#494949" fo:font-family="Fira Sans" fo:font-size="13.5pt" fo:font-style="italic" fo:font-weight="normal" fo:letter-spacing="0pt" fo:text-transform="none" style:font-name="Fira Sans" style:font-size-asian="13.5pt" style:font-size-complex="13.5pt" style:font-style-asian="italic" style:font-style-complex="italic" style:font-weight-asian="normal" style:font-weight-complex="normal">
        <co:background-theme-color>
          <value>
            <rgba>5B716426</rgba>
          </value>
        </co:background-theme-color>
        <co:theme-color>
          <value>
            <rgba>494949FF</rgba>
          </value>
        </co:theme-color>
      </style:text-properties>
    </style:style>
    <style:style style:family="text" style:name="T2">
      <style:text-properties fo:background-color="#5B7164" fo:color="#494949" fo:font-family="Fira Sans" fo:font-size="13.5pt" fo:font-style="normal" fo:font-weight="bold" fo:letter-spacing="0pt" fo:text-transform="none" style:font-name="Fira Sans" style:font-size-asian="13.5pt" style:font-size-complex="13.5pt" style:font-style-asian="normal" style:font-style-complex="normal" style:font-weight-asian="bold" style:font-weight-complex="bold">
        <co:background-theme-color>
          <value>
            <rgba>5B716426</rgba>
          </value>
        </co:background-theme-color>
        <co:theme-color>
          <value>
            <rgba>494949FF</rgba>
          </value>
        </co:theme-color>
      </style:text-properties>
    </style:style>
    <style:style style:family="text" style:name="T1">
      <style:text-properties fo:background-color="#5B7164" fo:color="#383F4E" fo:font-family="Fira Sans" fo:font-size="13.5pt" fo:font-style="normal" fo:font-weight="normal" fo:letter-spacing="0pt" fo:text-transform="none" style:font-name="Fira Sans" style:font-size-asian="13.5pt" style:font-size-complex="13.5pt" style:font-style-asian="normal" style:font-style-complex="normal" style:font-weight-asian="normal" style:font-weight-complex="normal">
        <co:background-theme-color>
          <value>
            <rgba>5B716426</rgba>
          </value>
        </co:background-theme-color>
        <co:theme-color>
          <value>
            <rgba>383F4EFF</rgba>
          </value>
        </co:theme-color>
      </style:text-properties>
    </style:style>
  </office:automatic-styles>
  <office:body>
    <office:text>
      <text:tracked-changes text:track-changes="false"/>
      <text:p co:para-mark-style-name="T1" text:style-name="P1"><text:span text:style-name="T2">Активные компоненты:</text:span><text:span text:style-name="T3">Характеристики:</text:span><text:span text:style-name="T4"><text:s text:c="1"/>Усиливают или переключают электрические сигналы. Различные типы транзисторов отличаются параметрами (ток, напряжение, частота), принципом работы и областями применения.</text:span><text:span text:style-name="T3">Применение:</text:span><text:span text:style-name="T4"><text:s text:c="1"/>Усилители, ключи, генераторы, стабилизаторы, логические схемы. Используются практически во всей современной электронике.</text:span><text:span text:style-name="T3">Актуальность:</text:span><text:span text:style-name="T4"><text:s text:c="1"/>Очень актуальны. Несмотря на развитие микросхем, дискретные транзисторы остаются важными компонентами.</text:span><text:span text:style-name="T3">Характеристики:</text:span><text:span text:style-name="T4"><text:s text:c="1"/>Проводят ток в одном направлении. Разные типы диодов имеют разные свойства (рабочее напряжение, ток, скорость переключения, световое излучение).</text:span><text:span text:style-name="T3">Применение:</text:span><text:span text:style-name="T4"><text:s text:c="1"/>Выпрямление, защита от перенапряжения, стабилизация напряжения, детектирование, индикация, СВЧ-техника. Широко используются.</text:span><text:span text:style-name="T3">Актуальность:</text:span><text:span text:style-name="T4"><text:s text:c="1"/>Очень актуальны. Незаменимы во множестве приложений.</text:span><text:span text:style-name="T3">Характеристики:</text:span><text:span text:style-name="T4"><text:s text:c="1"/>Полупроводниковые приборы, используемые для управления мощными электрическими цепями. Тиристоры - однонаправленные, симисторы - двунаправленные.</text:span><text:span text:style-name="T3">Применение:</text:span><text:span text:style-name="T4"><text:s text:c="1"/>Регулировка мощности (диммеры, регуляторы напряжения), защита от перенапряжения, преобразователи частоты.</text:span><text:span text:style-name="T3">Актуальность:</text:span><text:span text:style-name="T4"><text:s text:c="1"/>Актуальны, но в некоторых областях вытесняются MOSFET и IGBT с более высокой частотой переключения.</text:span><text:span text:style-name="T3">Характеристики:</text:span><text:span text:style-name="T4"><text:s text:c="1"/>Усилители с высоким коэффициентом усиления, предназначенные для выполнения различных операций над сигналами (усиление, фильтрация, сравнение).</text:span><text:span text:style-name="T3">Применение:</text:span><text:span text:style-name="T4"><text:s text:c="1"/>Усилители, фильтры, компараторы, генераторы, регуляторы. Очень широко используются.</text:span><text:span text:style-name="T3">Актуальность:</text:span><text:span text:style-name="T4"><text:s text:c="1"/>Очень актуальны. Один из самых распространенных и универсальных аналоговых компонентов.</text:span><text:span text:style-name="T3">Характеристики:</text:span><text:span text:style-name="T4"><text:s text:c="1"/>Комплексные электронные схемы, содержащие множество транзисторов, диодов, резисторов и других компонентов, объединенных на одном кристалле.</text:span><text:span text:style-name="T3">Применение:</text:span><text:span text:style-name="T4"><text:s text:c="1"/>Практически во всех областях электроники: микропроцессоры, память, логические схемы, усилители, преобразователи данных, интерфейсы.</text:span><text:span text:style-name="T3">Актуальность:</text:span><text:span text:style-name="T4"><text:s text:c="1"/>Абсолютно актуальны. Основа современной электроники.</text:span><text:span text:style-name="T2">Транзисторы (BJT, FET, MOSFET, IGBT и др.):</text:span><text:span text:style-name="T2">Диоды (выпрямительные, стабилитроны, Шоттки, варикапы, светодиоды и др.):</text:span><text:span text:style-name="T2">Тиристоры, симисторы, динисторы:</text:span><text:span text:style-name="T2">Операционные усилители (ОУ):</text:span><text:span text:style-name="T2">Микросхемы (цифровые и аналоговые):</text:span><text:span text:style-name="T2">Пассивные компоненты:</text:span><text:span text:style-name="T3">Характеристики:</text:span><text:span text:style-name="T4"><text:s text:c="1"/>Оказывают сопротивление электрическому току. Разные типы резисторов имеют разные параметры (сопротивление, мощность, точность, температурный коэффициент).</text:span><text:span text:style-name="T3">Применение:</text:span><text:span text:style-name="T4"><text:s text:c="1"/>Ограничение тока, делители напряжения, согласование импедансов, температурные датчики, датчики освещенности. Незаменимы в электронике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Накапливают электрический заряд. Разные типы конденсаторов имеют разные параметры (емкость, рабочее напряжение, ESR, температурная стабильность).</text:span><text:span text:style-name="T3">Применение:</text:span><text:span text:style-name="T4"><text:s text:c="1"/>Фильтрация, блокировка постоянного тока, накопление энергии, формирование импульсов, частотозадающие цепи. Крайне важны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Создают магнитное поле при протекании тока. Характеризуются индуктивностью и добротностью.</text:span><text:span text:style-name="T3">Применение:</text:span><text:span text:style-name="T4"><text:s text:c="1"/>Фильтрация, формирование колебаний, согласование импедансов, импульсные преобразователи.</text:span><text:span text:style-name="T3">Актуальность:</text:span><text:span text:style-name="T4"><text:s text:c="1"/>Актуальны, особенно в импульсных источниках питания и ВЧ-технике.</text:span><text:span text:style-name="T3">Характеристики:</text:span><text:span text:style-name="T4"><text:s text:c="1"/>Преобразуют переменное напряжение одного уровня в другое.</text:span><text:span text:style-name="T3">Применение:</text:span><text:span text:style-name="T4"><text:s text:c="1"/>Источники питания, гальваническая развязка, согласование импедансов.</text:span><text:span text:style-name="T3">Актуальность:</text:span><text:span text:style-name="T4"><text:s text:c="1"/>Актуальны, но в импульсных источниках питания часто заменяются импульсными трансформаторами меньшего размера.</text:span><text:span text:style-name="T3">Характеристики:</text:span><text:span text:style-name="T4"><text:s text:c="1"/>Обеспечивают стабильную частоту колебаний.</text:span><text:span text:style-name="T3">Применение:</text:span><text:span text:style-name="T4"><text:s text:c="1"/>Генераторы, тактовые генераторы, фильтры.</text:span><text:span text:style-name="T3">Актуальность:</text:span><text:span text:style-name="T4"><text:s text:c="1"/>Очень актуальны.</text:span><text:span text:style-name="T2">Резисторы (постоянные, переменные, подстроечные, терморезисторы, фоторезисторы):</text:span><text:span text:style-name="T2">Конденсаторы (керамические, электролитические, пленочные, танталoвые):</text:span><text:span text:style-name="T2">Индуктивности (катушки индуктивности, дроссели):</text:span><text:span text:style-name="T2">Трансформаторы:</text:span><text:span text:style-name="T2">Кварцевые резонаторы:</text:span><text:span text:style-name="T2">Соединительные элементы и другие компоненты:</text:span><text:span text:style-name="T3">Характеристики:</text:span><text:span text:style-name="T4"><text:s text:c="1"/>Обеспечивают механическое и электрическое соединение между разными частями схемы.</text:span><text:span text:style-name="T3">Применение:</text:span><text:span text:style-name="T4"><text:s text:c="1"/>Подключение питания, сигнальных цепей, внешних устройств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Проводят электрический ток.</text:span><text:span text:style-name="T3">Применение:</text:span><text:span text:style-name="T4"><text:s text:c="1"/>Соединение компонентов, передача сигналов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Защищают электрические цепи от перегрузки по току.</text:span><text:span text:style-name="T3">Применение:</text:span><text:span text:style-name="T4"><text:s text:c="1"/>Защита от коротких замыканий и перегрузок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Электромеханические переключатели, управляемые электрическим сигналом.</text:span><text:span text:style-name="T3">Применение:</text:span><text:span text:style-name="T4"><text:s text:c="1"/>Управление мощными цепями, гальваническая развязка.</text:span><text:span text:style-name="T3">Актуальность:</text:span><text:span text:style-name="T4"><text:s text:c="1"/>Актуальны, но в некоторых приложениях заменяются полупроводниковыми реле (SSR).</text:span><text:span text:style-name="T2">Разъемы и соединители:</text:span><text:span text:style-name="T2">Провода и кабели:</text:span><text:span text:style-name="T2">Предохранители:</text:span><text:span text:style-name="T2">Реле:</text:span><text:span text:style-name="T2">Устаревшие компоненты (используются редко или только в старой аппаратуре):</text:span><text:span text:style-name="T3">Характеристики:</text:span><text:span text:style-name="T4"><text:s text:c="1"/>Усиливают или переключают электрические сигналы, используя поток электронов в вакууме.</text:span><text:span text:style-name="T3">Применение:</text:span><text:span text:style-name="T4"><text:s text:c="1"/>Усилители низкой и высокой частоты, генераторы, модуляторы, детекторы. Практически полностью вытеснены полупроводниковыми приборами, </text:span><text:span text:style-name="T3">кроме</text:span><text:span text:style-name="T4"><text:s text:c="1"/>специализированных применений (усилители для аудиофилов, мощные генераторы).</text:span><text:span text:style-name="T3">Актуальность:</text:span><text:span text:style-name="T4"><text:s text:c="1"/>Устарели для большинства применений.</text:span><text:span text:style-name="T3">Характеристики:</text:span><text:span text:style-name="T4"><text:s text:c="1"/>Сопротивление меняется в зависимости от приложенного напряжения.</text:span><text:span text:style-name="T3">Применение:</text:span><text:span text:style-name="T4"><text:s text:c="1"/>Регулировка напряжения в старых устройствах.</text:span><text:span text:style-name="T3">Актуальность:</text:span><text:span text:style-name="T4"><text:s text:c="1"/>Устарели. Заменены полупроводниковыми стабилитронами и другими компонентами.</text:span><text:span text:style-name="T3">Характеристики:</text:span><text:span text:style-name="T4"><text:s text:c="1"/>Выпрямляют переменный ток.</text:span><text:span text:style-name="T3">Применение:</text:span><text:span text:style-name="T4"><text:s text:c="1"/>Источники питания старой аппаратуры.</text:span><text:span text:style-name="T3">Актуальность:</text:span><text:span text:style-name="T4"><text:s text:c="1"/>Устарели. Заменены кремниевыми диодами.</text:span><text:span text:style-name="T2">Электронные лампы (триоды, тетроды, пентоды и др.):</text:span><text:span text:style-name="T2">Варисторы (ламповые):</text:span><text:span text:style-name="T2">Селеновые выпрямители:</text:span><text:span text:style-name="T2">Важные замечания:</text:span><text:span text:style-name="T2">"Устаревший" не означает "бесполезный".</text:span><text:span text:style-name="T4"><text:s text:c="1"/>В некоторых ситуациях (ремонт старой аппаратуры, специфические задачи) устаревшие компоненты могут быть необходимы.</text:span><text:span text:style-name="T2">Технологии постоянно развиваются.</text:span><text:span text:style-name="T4"><text:s text:c="1"/>Появляются новые типы компонентов с улучшенными характеристиками.</text:span><text:span text:style-name="T2">Выбор компонента зависит от конкретной задачи.</text:span><text:span text:style-name="T4"><text:s text:c="1"/>Не существует "лучшего" компонента вообще, есть компоненты, наиболее подходящие для определенного применения.</text:span><text:span text:style-name="T4">Этот список достаточно обширный, но не исчерпывающий. Старался указать наиболее используемые и важные радиодетали. Если вам нужны подробности о конкретном типе компонента, задайте вопрос, и я постараюсь ответить.</text:span></text:p>
      <text:p co:para-mark-style-name="T1" text:style-name="P2"><text:span text:style-name="T4">больше больше</text:span></text:p>
      <text:p co:para-mark-style-name="T1" text:style-name="P3"><text:span text:style-name="T5">Нейросеть</text:span><text:span text:style-name="T4">Хорошо, давайте расширим список, добавив больше деталей и углубившись в некоторые категории.</text:span><text:span text:style-name="T2">Активные компоненты (дополнения):</text:span><text:span text:style-name="T3">Характеристики:</text:span><text:span text:style-name="T4"><text:s text:c="1"/>Несколько транзисторов в одном корпусе. Могут быть как однотипными, так и разными (например, NPN и PNP).</text:span><text:span text:style-name="T3">Применение:</text:span><text:span text:style-name="T4"><text:s text:c="1"/>Упрощение монтажа, согласование параметров, дифференциальные усилители, токовые зеркала.</text:span><text:span text:style-name="T3">Актуальность:</text:span><text:span text:style-name="T4"><text:s text:c="1"/>Актуальны, особенно в компактных схемах.</text:span><text:span text:style-name="T3">Характеристики:</text:span><text:span text:style-name="T4"><text:s text:c="1"/>Микросхемы, логическая структура которых может быть перепрограммирована.</text:span><text:span text:style-name="T3">Применение:</text:span><text:span text:style-name="T4"><text:s text:c="1"/>Реализация сложных цифровых схем, прототипирование, обработка сигналов.</text:span><text:span text:style-name="T3">Актуальность:</text:span><text:span text:style-name="T4"><text:s text:c="1"/>Очень актуальны, особенно в специализированных устройствах, где важна гибкость и возможность изменения функциональности.</text:span><text:span text:style-name="T3">Характеристики:</text:span><text:span text:style-name="T4"><text:s text:c="1"/>Микросхемы, содержащие процессор, память, порты ввода/вывода и другие периферийные устройства.</text:span><text:span text:style-name="T3">Применение:</text:span><text:span text:style-name="T4"><text:s text:c="1"/>Управление различными устройствами и процессами, автоматизация, встраиваемые системы.</text:span><text:span text:style-name="T3">Актуальность:</text:span><text:span text:style-name="T4"><text:s text:c="1"/>Очень актуальны. Основа множества современных устройств.</text:span><text:span text:style-name="T3">Характеристики:</text:span><text:span text:style-name="T4"><text:s text:c="1"/>Специализированные микропроцессоры, оптимизированные для обработки сигналов (звук, изображение, данные).</text:span><text:span text:style-name="T3">Применение:</text:span><text:span text:style-name="T4"><text:s text:c="1"/>Обработка звука, обработка изображений, телекоммуникации, радары, сонары.</text:span><text:span text:style-name="T3">Актуальность:</text:span><text:span text:style-name="T4"><text:s text:c="1"/>Актуальны в специализированных приложениях.</text:span><text:span text:style-name="T3">Характеристики:</text:span><text:span text:style-name="T4"><text:s text:c="1"/>Микросхемы, предназначенные для управления другими компонентами (обеспечение необходимого тока и напряжения).</text:span><text:span text:style-name="T3">Применение:</text:span><text:span text:style-name="T4"><text:s text:c="1"/>Управление светодиодами, двигателями, мощными транзисторами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Передают сигнал с помощью света, обеспечивая гальваническую развязку.</text:span><text:span text:style-name="T3">Применение:</text:span><text:span text:style-name="T4"><text:s text:c="1"/>Устранение помех, защита от перенапряжений, интерфейсы с разными уровнями напряжения.</text:span><text:span text:style-name="T3">Актуальность:</text:span><text:span text:style-name="T4"><text:s text:c="1"/>Актуальны, когда требуется изоляция цепей.</text:span><text:span text:style-name="T2">Многоканальные транзисторы/сборки транзисторов:</text:span><text:span text:style-name="T2">Программируемые логические интегральные схемы (ПЛИС/FPGA, CPLD):</text:span><text:span text:style-name="T2">Микроконтроллеры (MCU):</text:span><text:span text:style-name="T2">Цифровые сигнальные процессоры (DSP):</text:span><text:span text:style-name="T2">Драйверы (для светодиодов, двигателей, MOSFET и др.):</text:span><text:span text:style-name="T2">Оптопары (оптоизоляторы):</text:span><text:span text:style-name="T2">Пассивные компоненты (дополнения):</text:span><text:span text:style-name="T3">Характеристики:</text:span><text:span text:style-name="T4"><text:s text:c="1"/>Защищают от импульсных перенапряжений.</text:span><text:span text:style-name="T3">Применение:</text:span><text:span text:style-name="T4"><text:s text:c="1"/>Защита электроники от молний, скачков напряжения.</text:span><text:span text:style-name="T3">Актуальность:</text:span><text:span text:style-name="T4"><text:s text:c="1"/>Актуальны.</text:span><text:span text:style-name="T3">Характеристики:</text:span><text:span text:style-name="T4"><text:s text:c="1"/>Резисторы, сопротивление которых зависит от температуры (NTC – отрицательный температурный коэффициент, PTC – положительный).</text:span><text:span text:style-name="T3">Применение:</text:span><text:span text:style-name="T4"><text:s text:c="1"/>Температурные датчики, защита от перегрузки по току.</text:span><text:span text:style-name="T3">Актуальность:</text:span><text:span text:style-name="T4"><text:s text:c="1"/>Актуальны.</text:span><text:span text:style-name="T3">Характеристики:</text:span><text:span text:style-name="T4"><text:s text:c="1"/>Высокая точность, стабильность и низкий температурный коэффициент.</text:span><text:span text:style-name="T3">Применение:</text:span><text:span text:style-name="T4"><text:s text:c="1"/>Прецизионные схемы, измерительные приборы.</text:span><text:span text:style-name="T3">Актуальность:</text:span><text:span text:style-name="T4"><text:s text:c="1"/>Актуальны в приложениях, где требуется высокая точность.</text:span><text:span text:style-name="T3">Характеристики:</text:span><text:span text:style-name="T4"><text:s text:c="1"/>Емкость можно регулировать.</text:span><text:span text:style-name="T3">Применение:</text:span><text:span text:style-name="T4"><text:s text:c="1"/>Настройка частоты в генераторах, фильтрах, радиоприемниках.</text:span><text:span text:style-name="T3">Актуальность:</text:span><text:span text:style-name="T4"><text:s text:c="1"/>Актуальны, хотя в некоторых случаях заменяются цифровой настройкой.</text:span><text:span text:style-name="T3">Характеристики:</text:span><text:span text:style-name="T4"><text:s text:c="1"/>Несколько резисторов в одном корпусе с общим выводом или без него.</text:span><text:span text:style-name="T3">Применение:</text:span><text:span text:style-name="T4"><text:s text:c="1"/>Делители напряжения, pull-up/pull-down резисторы для цифровых схем.</text:span><text:span text:style-name="T3">Актуальность:</text:span><text:span text:style-name="T4"><text:s text:c="1"/>Актуальны, упрощают монтаж и экономят место.</text:span><text:span text:style-name="T3">Характеристики:</text:span><text:span text:style-name="T4"><text:s text:c="1"/>Преобразуют механическую энергию в электрическую и наоборот.</text:span><text:span text:style-name="T3">Применение:</text:span><text:span text:style-name="T4"><text:s text:c="1"/>Датчики давления, ультразвуковые датчики, микрофоны, динамики, генераторы напряжения.</text:span><text:span text:style-name="T3">Актуальность:</text:span><text:span text:style-name="T4"><text:s text:c="1"/>Актуальны.</text:span><text:span text:style-name="T2">Варисторы (полупроводниковые):</text:span><text:span text:style-name="T2">Термисторы (NTC и PTC):</text:span><text:span text:style-name="T2">Пленочные резисторы (тонкопленочные и толстопленочные):</text:span><text:span text:style-name="T2">Подстроечные конденсаторы:</text:span><text:span text:style-name="T2">Резистивные сборки (резисторные матрицы):</text:span><text:span text:style-name="T2">Пьезоэлементы (пьезоэлектрические преобразователи):</text:span><text:span text:style-name="T2">Соединительные элементы и другие компоненты (дополнения):</text:span><text:span text:style-name="T3">Характеристики:</text:span><text:span text:style-name="T4"><text:s text:c="1"/>Используются для соединения проводов без пайки.</text:span><text:span text:style-name="T3">Применение:</text:span><text:span text:style-name="T4"><text:s text:c="1"/>Подключение питания, сигнальных цепей.</text:span><text:span text:style-name="T3">Актуальность:</text:span><text:span text:style-name="T4"><text:s text:c="1"/>Актуальны.</text:span><text:span text:style-name="T3">Характеристики:</text:span><text:span text:style-name="T4"><text:s text:c="1"/>Механические устройства для включения/выключения или переключения электрических цепей.</text:span><text:span text:style-name="T3">Применение:</text:span><text:span text:style-name="T4"><text:s text:c="1"/>Управление питанием, выбор режимов работы.</text:span><text:span text:style-name="T3">Актуальность:</text:span><text:span text:style-name="T4"><text:s text:c="1"/>Очень актуальны.</text:span><text:span text:style-name="T3">Характеристики:</text:span><text:span text:style-name="T4"><text:s text:c="1"/>Передают данные с помощью света по оптическому волокну.</text:span><text:span text:style-name="T3">Применение:</text:span><text:span text:style-name="T4"><text:s text:c="1"/>Высокоскоростная передача данных, гальваническая развязка, защита от помех.</text:span><text:span text:style-name="T3">Актуальность:</text:span><text:span text:style-name="T4"><text:s text:c="1"/>Актуальны в телекоммуникациях и других приложениях, где требуется высокая скорость и надежность передачи данных.</text:span><text:span text:style-name="T3">Характеристики:</text:span><text:span text:style-name="T4"><text:s text:c="1"/>Отводят тепло от компонентов, предотвращая их перегрев.</text:span><text:span text:style-name="T3">Применение:</text:span><text:span text:style-name="T4"><text:s text:c="1"/>Охлаждение мощных транзисторов, микросхем и других компонентов.</text:span><text:span text:style-name="T3">Актуальность:</text:span><text:span text:style-name="T4"><text:s text:c="1"/>Актуальны.</text:span><text:span text:style-name="T3">Характеристики:</text:span><text:span text:style-name="T4"><text:s text:c="1"/>Улучшают теплопередачу между компонентами и радиаторами.</text:span><text:span text:style-name="T3">Применение:</text:span><text:span text:style-name="T4"><text:s text:c="1"/>Обеспечение эффективного охлаждения.</text:span><text:span text:style-name="T3">Актуальность:</text:span><text:span text:style-name="T4"><text:s text:c="1"/>Актуальны.</text:span><text:span text:style-name="T3">Характеристики:</text:span><text:span text:style-name="T4"><text:s text:c="1"/>Обеспечивают механическую поддержку и электрическое соединение компонентов.</text:span><text:span text:style-name="T3">Применение:</text:span><text:span text:style-name="T4"><text:s text:c="1"/>Создание электронных схем.</text:span><text:span text:style-name="T3">Актуальность:</text:span><text:span text:style-name="T4"><text:s text:c="1"/>Очень актуальны.</text:span><text:span text:style-name="T2">Клеммные колодки:</text:span><text:span text:style-name="T2">Прерыватели (выключатели, переключатели, кнопки):</text:span><text:span text:style-name="T2">Оптоволоконные кабели и разъемы:</text:span><text:span text:style-name="T2">Радиаторы:</text:span><text:span text:style-name="T2">Термопасты и термопрокладки:</text:span><text:span text:style-name="T2">Монтажные платы (печатные платы, макетные платы):</text:span><text:span text:style-name="T2">Устаревшие компоненты (больше деталей):</text:span><text:span text:style-name="T3">Характеристики:</text:span><text:span text:style-name="T4"><text:s text:c="1"/>Усиливают электрические сигналы, используя эффект насыщения ферромагнитного сердечника.</text:span><text:span text:style-name="T3">Применение:</text:span><text:span text:style-name="T4"><text:s text:c="1"/>Регулировка мощности в старых промышленных установках.</text:span><text:span text:style-name="T3">Актуальность:</text:span><text:span text:style-name="T4"><text:s text:c="1"/>Устарели. Заменены полупроводниковыми приборами.</text:span><text:span text:style-name="T3">Характеристики:</text:span><text:span text:style-name="T4"><text:s text:c="1"/>Реле, у которых задержка времени обеспечивается механическими элементами (например, маятником или замедлением отпускания якоря).</text:span><text:span text:style-name="T3">Применение:</text:span><text:span text:style-name="T4"><text:s text:c="1"/>Временные задержки в старых схемах автоматики.</text:span><text:span text:style-name="T3">Актуальность:</text:span><text:span text:style-name="T4"><text:s text:c="1"/>Устарели. Заменены электронными реле времени.</text:span><text:span text:style-name="T2">Магнитные усилители:</text:span><text:span text:style-name="T2">Электромеханические реле времени:</text:span><text:span text:style-name="T2">Дополнительные соображения:</text:span><text:span text:style-name="T2">SMD (Surface Mount Device) компоненты:</text:span><text:span text:style-name="T4"><text:s text:c="1"/>Большинство современных компонентов доступны в SMD исполнении, что позволяет автоматизировать монтаж и уменьшить размеры устройств.</text:span><text:span text:style-name="T2">RoHS-совместимые компоненты:</text:span><text:span text:style-name="T4"><text:s text:c="1"/>Компоненты, не содержащие вредных веществ (свинец, ртуть, кадмий и др.)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5.2914pt"/>
      <style:text-properties fo:background-color="transparent" fo:color="#000000" fo:font-family="Times New Roman" fo:font-size="12pt" fo:letter-spacing="0pt" style:font-name="Times New Roman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Index" style:family="paragraph" style:name="Index" style:parent-style-name="Standard"/>
    <style:style style:display-name="List" style:family="paragraph" style:name="List" style:parent-style-name="Text_body"/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aption" style:family="paragraph" style:name="Caption" style:parent-style-name="Standard">
      <style:paragraph-properties fo:margin-bottom="6.0095pt" fo:margin-top="6.0095pt"/>
      <style:text-properties fo:font-size="12pt" fo:font-style="italic" style:font-size-asian="12pt" style:font-size-complex="12pt" style:font-style-asian="italic" style:font-style-complex="italic"/>
    </style:style>
    <style:style style:display-name="Text body" style:family="paragraph" style:name="Text_body" style:parent-style-name="Standard">
      <style:paragraph-properties fo:margin-bottom="6.0095pt" fo:margin-top="0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isplay-name="Heading" style:family="paragraph" style:name="Heading" style:next-style-name="Text_body" style:parent-style-name="Standard">
      <style:paragraph-properties fo:keep-with-next="always" fo:margin-bottom="6.0095pt" fo:margin-top="11.9906pt"/>
      <style:text-properties fo:font-family="Arial" fo:font-size="14pt" style:font-name="Arial" style:font-size-asian="14pt" style:font-size-complex="14pt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</office:styles>
  <office:automatic-styles>
    <style:page-layout style:name="PM1">
      <style:page-layout-properties fo:margin-bottom="56.6929pt" fo:margin-left="56.6929pt" fo:margin-right="56.6929pt" fo:margin-top="56.6929pt" fo:page-height="841.8619pt" fo:page-width="595.2476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-982.666.6545.616.0@RELEASE-DESKTOP-WASSABI_HOME-RC-RENEW</meta:generator>
    <dc:date>2025-10-24T13:59:15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